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ilarity.scorePayload( String fieldName , byte [ ] payload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.tf( int f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.encodeNorm( floa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.decodeNorm( byt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.setDefault( Similarity simi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ilarity.idf( Term term ,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.computeNorm( String field , FieldInvert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.getNorm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ilarity.idf( Collection terms , Searcher sear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